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df0" officeooo:paragraph-rsid="0012bdf0"/>
    </style:style>
    <style:style style:name="P2" style:family="paragraph" style:parent-style-name="Standard">
      <style:text-properties officeooo:rsid="00147dcd" officeooo:paragraph-rsid="00147dcd"/>
    </style:style>
    <style:style style:name="P3" style:family="paragraph" style:parent-style-name="Standard">
      <style:text-properties officeooo:rsid="0015c88c" officeooo:paragraph-rsid="0015c8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 d’exécution d’un processus</text:p>
      <text:p text:style-name="P1">Mode utilisateur </text:p>
      <text:p text:style-name="P1">Mode noyau</text:p>
      <text:p text:style-name="P1"><text:tab/>Instructions critiques</text:p>
      <text:p text:style-name="P1"/>
      <text:p text:style-name="P1">Changement de mode d’exécution</text:p>
      <text:p text:style-name="P1"><text:tab/>Pour ce faire il bascule un bit</text:p>
      <text:p text:style-name="P1"/>
      <text:p text:style-name="P1">Communication entre processus</text:p>
      <text:p text:style-name="P1"><text:tab/>données échangées entre processus, un seul processus dispose de la donnée à un instant donné</text:p>
      <text:p text:style-name="P1"><text:tab/>données communes qu’ils pourraient partager accéder et modifier en commun</text:p>
      <text:p text:style-name="P1"/>
      <text:p text:style-name="P1"><text:tab/>Utiles pour processus système et utilisateurs</text:p>
      <text:p text:style-name="P1"/>
      <text:p text:style-name="P1"><text:tab/></text:p>
      <text:p text:style-name="P2">Interruptions et signaux</text:p>
      <text:p text:style-name="P2"/>
      <text:p text:style-name="P3">Masquage des interruptions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09:47:39.701002206</meta:creation-date>
    <meta:generator>LibreOffice/6.4.6.2$Linux_X86_64 LibreOffice_project/40$Build-2</meta:generator>
    <dc:date>2020-12-05T11:05:44.799971204</dc:date>
    <meta:editing-duration>PT57M45S</meta:editing-duration>
    <meta:editing-cycles>2</meta:editing-cycles>
    <meta:document-statistic meta:table-count="0" meta:image-count="0" meta:object-count="0" meta:page-count="1" meta:paragraph-count="13" meta:word-count="61" meta:character-count="436" meta:non-whitespace-character-count="380"/>
  </office:meta>
</office:document-meta>
</file>